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7d6a9" officeooo:paragraph-rsid="0007d6a9"/>
    </style:style>
    <style:style style:name="P2" style:family="paragraph" style:parent-style-name="Standard" style:list-style-name="L1">
      <style:text-properties officeooo:rsid="0007d6a9" officeooo:paragraph-rsid="0007d6a9"/>
    </style:style>
    <style:style style:name="P3" style:family="paragraph" style:parent-style-name="Standard" style:list-style-name="L2">
      <style:text-properties officeooo:rsid="0007d6a9" officeooo:paragraph-rsid="0007d6a9"/>
    </style:style>
    <style:style style:name="P4" style:family="paragraph" style:parent-style-name="Standard" style:list-style-name="L2">
      <style:text-properties officeooo:rsid="0007f730" officeooo:paragraph-rsid="0007f730"/>
    </style:style>
    <style:style style:name="P5" style:family="paragraph" style:parent-style-name="Standard" style:list-style-name="L1">
      <style:text-properties officeooo:rsid="0007f730" officeooo:paragraph-rsid="0007f730"/>
    </style:style>
    <style:style style:name="P6" style:family="paragraph" style:parent-style-name="Standard" style:list-style-name="L1">
      <style:text-properties officeooo:rsid="00086b73" officeooo:paragraph-rsid="00086b73"/>
    </style:style>
    <style:style style:name="P7" style:family="paragraph" style:parent-style-name="Standard" style:list-style-name="L2">
      <style:text-properties officeooo:rsid="00086b73" officeooo:paragraph-rsid="00086b73"/>
    </style:style>
    <style:style style:name="P8" style:family="paragraph" style:parent-style-name="Standard">
      <style:text-properties officeooo:rsid="00086b73" officeooo:paragraph-rsid="00086b73"/>
    </style:style>
    <style:style style:name="P9" style:family="paragraph" style:parent-style-name="Standard" style:list-style-name="L3">
      <style:text-properties officeooo:rsid="00086b73" officeooo:paragraph-rsid="00086b73"/>
    </style:style>
    <style:style style:name="P10" style:family="paragraph" style:parent-style-name="Standard" style:list-style-name="L3">
      <style:text-properties officeooo:rsid="0008a402" officeooo:paragraph-rsid="0008a402"/>
    </style:style>
    <style:style style:name="T1" style:family="text">
      <style:text-properties style:font-name="Liberation Serif1"/>
    </style:style>
    <style:style style:name="T2" style:family="text">
      <style:text-properties style:font-name="Liberation Serif1" style:font-name-asian="Liberation Serif1" style:font-name-complex="Liberation Serif1"/>
    </style:style>
    <style:style style:name="T3" style:family="text">
      <style:text-properties style:font-name="Liberation Serif" style:font-name-asian="SimSun" style:font-name-complex="Mangal"/>
    </style:style>
    <style:style style:name="T4" style:family="text">
      <style:text-properties officeooo:rsid="0007f73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. 70</text:p>
      <text:p text:style-name="P1"/>
      <text:p text:style-name="P1">5. <text:span text:style-name="T1">¿</text:span>Valía la pena emigrar?</text:p>
      <text:p text:style-name="P1"><text:tab/>= Est-ce que ça en valait la peine d’émigrer ?</text:p>
      <text:p text:style-name="P1"/>
      <text:list xml:id="list5947781233407867928" text:style-name="L1">
        <text:list-item>
          <text:p text:style-name="P2">No valía la pena</text:p>
          <text:list>
            <text:list-item>
              <text:p text:style-name="P2">Villas miseria<text:span text:style-name="T4">s</text:span></text:p>
              <text:p text:style-name="P5">=&gt; chabolas</text:p>
            </text:list-item>
            <text:list-item>
              <text:p text:style-name="P5">El mito de El dorado</text:p>
              <text:list>
                <text:list-item>
                  <text:p text:style-name="P5">Eldorado es una gran ciudad de oro</text:p>
                </text:list-item>
                <text:list-item>
                  <text:p text:style-name="P5">Es una metáfora</text:p>
                </text:list-item>
              </text:list>
            </text:list-item>
            <text:list-item>
              <text:p text:style-name="P5">Buenos Aires es el Eldorado de los monteños</text:p>
            </text:list-item>
            <text:list-item>
              <text:p text:style-name="P5">El sueño de un forma de vida mejor</text:p>
            </text:list-item>
            <text:list-item>
              <text:p text:style-name="P6">L. 13 – 15</text:p>
            </text:list-item>
            <text:list-item>
              <text:p text:style-name="P6">Van a descubrir otras chabolas</text:p>
            </text:list-item>
          </text:list>
        </text:list-item>
      </text:list>
      <text:p text:style-name="P8"/>
      <text:p text:style-name="P8">6.</text:p>
      <text:p text:style-name="P8">Explica quiénes eran los abuelos y qué consiguieron</text:p>
      <text:p text:style-name="P8"/>
      <text:list xml:id="list7213463310459471171" text:style-name="L3">
        <text:list-item>
          <text:p text:style-name="P10">Los abuelos eran europeos quienes emigraban por America latina</text:p>
        </text:list-item>
        <text:list-item>
          <text:p text:style-name="P9">No se volvieran riquísimos pero encontraron una vida mejor, tierras y trabajo</text:p>
        </text:list-item>
        <text:list-item>
          <text:p text:style-name="P10">Ahora no hay trabajo ni al America latina ni en Europa</text:p>
          <text:list>
            <text:list-item>
              <text:p text:style-name="P10">El la desilusión total</text:p>
            </text:list-item>
          </text:list>
        </text:list-item>
      </text:list>
      <text:p text:style-name="P1"/>
      <text:p text:style-name="P1"/>
      <text:p text:style-name="P1"/>
      <text:p text:style-name="P1">Lexique :</text:p>
      <text:list xml:id="list165807706581411037" text:style-name="L2">
        <text:list-item>
          <text:p text:style-name="P3">Comodo = confortable</text:p>
          <text:list>
            <text:list-item>
              <text:p text:style-name="P3">Acomodo = aisé</text:p>
            </text:list-item>
          </text:list>
        </text:list-item>
        <text:list-item>
          <text:p text:style-name="P3">Un flujo</text:p>
        </text:list-item>
        <text:list-item>
          <text:p text:style-name="P4">Una chabola = un bidonville</text:p>
        </text:list-item>
        <text:list-item>
          <text:p text:style-name="P4">El oro = l’or</text:p>
        </text:list-item>
        <text:list-item>
          <text:p text:style-name="P4">El dorado : l’article et le nom, c’est le nom entier</text:p>
          <text:list>
            <text:list-header>
              <text:p text:style-name="P4">Eldorado ← peut s’écrire comme ça</text:p>
            </text:list-header>
          </text:list>
        </text:list-item>
        <text:list-item>
          <text:p text:style-name="P4">Joyas = bijoux</text:p>
        </text:list-item>
        <text:list-item>
          <text:p text:style-name="P7">El éxito = le succès</text:p>
        </text:list-item>
        <text:list-item>
          <text:p text:style-name="P7">Un sueño <text:span text:style-name="T2">≠</text:span><text:span text:style-name="T3"> una pesadilla</text:span></text:p>
          <text:p text:style-name="P7"><text:span text:style-name="T3">Un rêve </text:span><text:span text:style-name="T2">≠</text:span><text:span text:style-name="T3"> un cauchemar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7T08:31:31.630000000</meta:creation-date>
    <dc:date>2018-12-07T09:12:11.693000000</dc:date>
    <meta:editing-duration>PT5M19S</meta:editing-duration>
    <meta:editing-cycles>1</meta:editing-cycles>
    <meta:document-statistic meta:table-count="0" meta:image-count="0" meta:object-count="0" meta:page-count="1" meta:paragraph-count="31" meta:word-count="188" meta:character-count="855" meta:non-whitespace-character-count="721"/>
    <meta:generator>LibreOffice/5.1.6.2$Windows_x86 LibreOffice_project/07ac168c60a517dba0f0d7bc7540f5afa45f0909</meta:generator>
  </office:meta>
</office:document-meta>
</file>